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line-height="100%" fo:text-align="start" style:justify-single-word="fals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9"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10"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1"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2"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3"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4"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5"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6"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17"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18"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19"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7"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38"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39"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40" style:family="paragraph" style:parent-style-name="Text_20_body">
      <style:text-properties style:font-name="Amiri" fo:font-size="14pt" style:font-size-asian="14pt" style:font-size-complex="14pt"/>
    </style:style>
    <style:style style:name="P41"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42"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43"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44"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45"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46"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47" style:family="paragraph" style:parent-style-name="Standard" style:list-style-name="L6">
      <style:paragraph-properties fo:line-height="100%" fo:text-align="start" style:justify-single-word="false"/>
      <style:text-properties style:font-name="Amiri" fo:font-size="14pt" fo:font-style="normal" fo:font-weight="normal" officeooo:rsid="003b085f" officeooo:paragraph-rsid="003b085f"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50" style:family="paragraph" style:parent-style-name="Standard" style:list-style-name="L7">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52" style:family="paragraph" style:parent-style-name="Standard" style:list-style-name="L8">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55" style:family="paragraph" style:parent-style-name="Standard" style:list-style-name="L3">
      <style:paragraph-properties fo:line-height="100%" fo:text-align="start" style:justify-single-word="false"/>
      <style:text-properties officeooo:rsid="0028f384" officeooo:paragraph-rsid="0028f384"/>
    </style:style>
    <style:style style:name="P56" style:family="paragraph" style:parent-style-name="Standard">
      <style:paragraph-properties fo:line-height="100%" fo:text-align="start" style:justify-single-word="false"/>
      <style:text-properties fo:font-size="14pt" fo:font-style="italic" fo:font-weight="bold" officeooo:rsid="0045cc15" officeooo:paragraph-rsid="0045cc15" style:font-size-asian="12.25pt" style:font-style-asian="italic" style:font-weight-asian="bold" style:font-size-complex="14pt" style:font-style-complex="italic" style:font-weight-complex="bold"/>
    </style:style>
    <style:style style:name="P57" style:family="paragraph" style:parent-style-name="Standard">
      <style:paragraph-properties fo:line-height="100%" fo:text-align="start" style:justify-single-word="false"/>
      <style:text-properties officeooo:paragraph-rsid="0042d129"/>
    </style:style>
    <style:style style:name="P58" style:family="paragraph" style:parent-style-name="Standard">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59" style:family="paragraph" style:parent-style-name="Standard" style:list-style-name="L9">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60" style:family="paragraph" style:parent-style-name="Standard" style:list-style-name="L9">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61" style:family="paragraph" style:parent-style-name="Standard">
      <style:paragraph-properties fo:line-height="100%" fo:text-align="start" style:justify-single-word="false"/>
      <style:text-properties officeooo:rsid="0044c7ed" officeooo:paragraph-rsid="0044c7ed"/>
    </style:style>
    <style:style style:name="P62"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63" style:family="paragraph" style:parent-style-name="Standard">
      <style:paragraph-properties fo:line-height="100%" fo:text-align="start" style:justify-single-word="false" fo:break-before="page"/>
      <style:text-properties officeooo:paragraph-rsid="0042d129"/>
    </style:style>
    <style:style style:name="P64" style:family="paragraph" style:parent-style-name="Text_20_body" style:list-style-name="L1">
      <style:text-properties style:font-name="Amiri" fo:font-size="14pt" style:font-size-asian="14pt" style:font-size-complex="14pt"/>
    </style:style>
    <style:style style:name="P65" style:family="paragraph" style:parent-style-name="Text_20_body" style:list-style-name="L2">
      <style:text-properties style:font-name="Amiri" fo:font-size="14pt" style:font-size-asian="14pt" style:font-size-complex="14pt"/>
    </style:style>
    <style:style style:name="P66"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67"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68" style:family="paragraph">
      <style:paragraph-properties fo:line-height="100%"/>
    </style:style>
    <style:style style:name="P69" style:family="paragraph">
      <loext:graphic-properties draw:fill-color="#aea79f" draw:opacity="50%"/>
    </style:style>
    <style:style style:name="P70" style:family="paragraph">
      <loext:graphic-properties draw:fill-color="#aea79f" draw:opacity="50%"/>
      <style:paragraph-properties fo:line-height="100%"/>
      <style:text-properties style:font-name="Pre" fo:font-size="14pt" style:font-size-asian="14pt" style:font-size-complex="14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5" style:family="text">
      <style:text-properties style:font-name="Amiri" fo:font-style="normal" fo:font-weight="normal" style:font-style-asian="normal" style:font-weight-asian="normal" style:font-style-complex="normal" style:font-weight-complex="normal"/>
    </style:style>
    <style:style style:name="T16" style:family="text">
      <style:text-properties style:font-name="Amiri" fo:font-style="normal" style:font-style-asian="normal" style:font-style-complex="normal"/>
    </style:style>
    <style:style style:name="T17" style:family="text">
      <style:text-properties style:font-name="Amiri" fo:font-size="22pt" fo:font-style="normal" fo:font-weight="bold" officeooo:rsid="0042d129" style:font-size-asian="19.25pt" style:font-style-asian="normal" style:font-weight-asian="bold" style:font-size-complex="22pt" style:font-style-complex="normal" style:font-weight-complex="bold"/>
    </style:style>
    <style:style style:name="T18" style:family="text">
      <style:text-properties style:font-name="Amiri" fo:font-weight="normal" style:font-weight-asian="normal" style:font-weight-complex="normal"/>
    </style:style>
    <style:style style:name="T19" style:family="text">
      <style:text-properties officeooo:rsid="002d3c42"/>
    </style:style>
    <style:style style:name="T20" style:family="text">
      <style:text-properties fo:font-weight="normal" style:font-weight-asian="normal" style:font-weight-complex="normal"/>
    </style:style>
    <style:style style:name="T21" style:family="text">
      <style:text-properties fo:font-weight="normal" officeooo:rsid="002e258a" style:font-weight-asian="normal" style:font-weight-complex="normal"/>
    </style:style>
    <style:style style:name="T22" style:family="text">
      <style:text-properties officeooo:rsid="0031cc03"/>
    </style:style>
    <style:style style:name="T23" style:family="text">
      <style:text-properties fo:font-weight="bold" style:font-weight-asian="bold" style:font-weight-complex="bold"/>
    </style:style>
    <style:style style:name="T24" style:family="text">
      <style:text-properties fo:font-weight="bold" officeooo:rsid="003b085f" style:font-weight-asian="bold" style:font-weight-complex="bold"/>
    </style:style>
    <style:style style:name="T25" style:family="text">
      <style:text-properties fo:font-weight="bold" officeooo:rsid="00394449" style:font-weight-asian="bold" style:font-weight-complex="bold"/>
    </style:style>
    <style:style style:name="T26" style:family="text">
      <style:text-properties officeooo:rsid="0032c6a1"/>
    </style:style>
    <style:style style:name="T27" style:family="text">
      <style:text-properties officeooo:rsid="0035ba55"/>
    </style:style>
    <style:style style:name="T28" style:family="text">
      <style:text-properties officeooo:rsid="00394449"/>
    </style:style>
    <style:style style:name="T29" style:family="text">
      <style:text-properties officeooo:rsid="003b6cd1"/>
    </style:style>
    <style:style style:name="T30" style:family="text">
      <style:text-properties fo:font-style="italic" officeooo:rsid="003b6cd1" style:font-style-asian="italic" style:font-style-complex="italic"/>
    </style:style>
    <style:style style:name="T31" style:family="text">
      <style:text-properties officeooo:rsid="003c60e8"/>
    </style:style>
    <style:style style:name="T32"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33" style:family="text">
      <style:text-properties style:font-name="Amiri" fo:font-size="14pt" fo:language="fr" fo:country="FR" style:font-size-asian="14pt" style:font-size-complex="14pt"/>
    </style:style>
    <style:style style:name="T34" style:family="text">
      <style:text-properties officeooo:rsid="0044c7ed"/>
    </style:style>
    <style:style style:name="T35" style:family="text">
      <style:text-properties style:text-underline-style="solid" style:text-underline-width="auto" style:text-underline-color="font-color"/>
    </style:style>
    <style:style style:name="T36" style:family="text">
      <style:text-properties style:font-name="Pre" fo:font-size="14pt"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aea79f" draw:opacity="50%" draw:textarea-horizontal-align="justify" draw:textarea-vertical-align="middle" draw:auto-grow-height="false" fo:min-height="1.344cm" fo:min-width="16.293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aea79f" draw:opacity="50%" draw:textarea-horizontal-align="justify" draw:textarea-vertical-align="middle" draw:auto-grow-height="false" fo:min-height="1.461cm" fo:min-width="16.293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aea79f" draw:opacity="50%" draw:textarea-horizontal-align="justify" draw:textarea-vertical-align="middle" draw:auto-grow-height="false" fo:min-height="1.344cm" fo:min-width="20.41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8">Calcul haute performance dans des conteneurs</text:p>
      <text:p text:style-name="P5">----</text:p>
      <text:p text:style-name="P9">Tuteurs</text:p>
      <text:p text:style-name="P3">Jean-Mathieu Chantrein</text:p>
      <text:p text:style-name="P3">Benoit Da Mota</text:p>
      <text:p text:style-name="P13"/>
      <text:p text:style-name="P13"/>
      <text:p text:style-name="P13"/>
      <text:p text:style-name="P9">Étudiants</text:p>
      <text:p text:style-name="P10">Alban Baumard</text:p>
      <text:p text:style-name="P10">Mohamed Missaoui</text:p>
      <text:p text:style-name="P10">Antoine Legoubé</text:p>
      <text:p text:style-name="P14"><text:soft-page-break/>Sommaire</text:p>
      <text:p text:style-name="P20"/>
      <text:p text:style-name="P15">1-Présentation du projet</text:p>
      <text:p text:style-name="P15">2-Recherche et analyse des technologies <text:span text:style-name="T2">de</text:span> <text:span text:style-name="T2">conteneurisation</text:span></text:p>
      <text:p text:style-name="P19"><text:tab/>2.1-La conteneurisation avec Docker</text:p>
      <text:p text:style-name="P19"><text:tab/>2.2-La conteneurisation avec LXD</text:p>
      <text:p text:style-name="P16">3-Recherche et analyse des technologie de cluster</text:p>
      <text:p text:style-name="P22"><text:tab/>3.1-<text:span text:style-name="T5">Slurm</text:span></text:p>
      <text:p text:style-name="P22"><text:tab/><text:span text:style-name="T5">3.2-</text:span>Docker <text:span text:style-name="T4">Swarm</text:span></text:p>
      <text:p text:style-name="P21"><text:tab/>3.<text:span text:style-name="T5">3</text:span>-Autres solutions</text:p>
      <text:p text:style-name="P21"><text:tab/><text:tab/>3.<text:span text:style-name="T5">3</text:span>.1-Apache Mesos</text:p>
      <text:p text:style-name="P21"><text:tab/><text:tab/>3.<text:span text:style-name="T5">3</text:span>.2-Mesosphere</text:p>
      <text:p text:style-name="P21"><text:tab/><text:tab/>3.<text:span text:style-name="T5">3</text:span>.3-<text:span text:style-name="T3">Apache Hadoop YARN</text:span></text:p>
      <text:p text:style-name="P21"><text:tab/><text:tab/><text:span text:style-name="T3">3.3.4-Kubernetes</text:span></text:p>
      <text:p text:style-name="P17">4-Expérimentations</text:p>
      <text:p text:style-name="P17"><text:tab/><text:span text:style-name="T1">4.1-Docker</text:span></text:p>
      <text:p text:style-name="P23"><text:tab/><text:span text:style-name="T6">4.2-LXD</text:span></text:p>
      <text:p text:style-name="P23"><text:tab/><text:span text:style-name="T6">4.3-Slurm</text:span></text:p>
      <text:p text:style-name="P23"><text:tab/><text:span text:style-name="T6">4.4-…...(et plus)</text:span></text:p>
      <text:p text:style-name="P18">5-Organisation du projet</text:p>
      <text:p text:style-name="P18">6-Conclusion</text:p>
      <text:p text:style-name="P18">7-Sources</text:p>
      <text:p text:style-name="P23"/>
      <text:p text:style-name="P23"/>
      <text:p text:style-name="P23"/>
      <text:p text:style-name="P23"/>
      <text:p text:style-name="P23"/>
      <text:p text:style-name="P11"><text:soft-page-break/>1- Présentation du projet</text:p>
      <text:p text:style-name="P24"/>
      <text:p text:style-name="P39">Pour réaliser leurs calculs, certains chercheurs utilisent des grappes de serveurs de calcul (cluster de calcul).</text:p>
      <text:p text:style-name="P40">Les utilisateurs s'authentifient sur le serveur maître et soumettent leurs travaux (jobs) à un planificateur (sheduler), qui placent ces processus sur les machines "esclaves".</text:p>
      <text:p text:style-name="P40">Ce système présente 2 défauts majeurs :</text:p>
      <text:list xml:id="list5673059427818706175" text:style-name="L1">
        <text:list-item>
          <text:p text:style-name="P66">Les processus sont perdus en cas de panne de courant. </text:p>
        </text:list-item>
        <text:list-item>
          <text:p text:style-name="P64">Les processus ne sont pas isolés entre eux. Un processus défectueux est donc en mesure de créer des effets de bords sur un autre processus. </text:p>
        </text:list-item>
      </text:list>
      <text:p text:style-name="P40">Les nouvelles technologies de conteneurisations (docker, lxd) sont en mesure d'apporter une réponse à ces deux défauts : </text:p>
      <text:list xml:id="list5599838626180418711" text:style-name="L2">
        <text:list-item>
          <text:p text:style-name="P67">Un conteneur permet d'isoler un ou plusieurs processus </text:p>
        </text:list-item>
        <text:list-item>
          <text:p text:style-name="P65">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25">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5"/>
      <text:p text:style-name="P26"><text:soft-page-break/>C’est donc un projet de recherches et d’expérimentations qui nous est demandé. Nous avons organisé notre travail <text:span text:style-name="T31">on l’organisant comme suit</text:span> : </text:p>
      <text:list xml:id="list8652365001827498041" text:style-name="L3">
        <text:list-item>
          <text:p text:style-name="P41">Premièrement, un récapitulatif sur les technologies de conteneurisations Docker / LXD. Il est primordiale que l’on saisissent bien le fonctionnement, les différences, les atouts et les inconvénients et ces deux technologies.</text:p>
        </text:list-item>
        <text:list-item>
          <text:p text:style-name="P55"><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42">Une fois les deux précédents points analysés, on regroupe ces informations, et on commence les expérimentations.</text:p>
        </text:list-item>
      </text:list>
      <text:p text:style-name="P27">Le but de cette organisation est d’y aller étape par étapes par étapes. En effet, pour attaquer le clustering de conteneur, il nous semble indispensable d’avoir déjà bien compris les technologies de conteneurisations que nous allons utilisées. </text:p>
      <text:p text:style-name="P25"/>
      <text:p text:style-name="P12">2-Recherche et analyse des technologies <text:span text:style-name="T2">de</text:span> <text:span text:style-name="T2">conteneurisation</text:span></text:p>
      <text:p text:style-name="P28"/>
      <text:p text:style-name="P29">Les technologie de conteneurisation, notamment Docker, <text:span text:style-name="T19">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1">Les technologie<text:span text:style-name="T27">s</text:span> de conteneurisation<text:span text:style-name="T27">s</text:span> on<text:span text:style-name="T22">t</text:span> deux objectifs originaux :</text:p>
      <text:list xml:id="list3583998033144713940" text:style-name="L4">
        <text:list-item>
          <text:p text:style-name="P43">L’isolation<text:span text:style-name="T20">, les applications déployées sont isolées les unes par rapport aux autres.</text:span></text:p>
        </text:list-item>
        <text:list-item>
          <text:p text:style-name="P44"><text:span text:style-name="T23">La rapidité de déploiement</text:span><text:span text:style-name="T20">. </text:span><text:span text:style-name="T21">Lorsqu’une applications devient trop chargé, il est parfois nécessaire de démarrer une nouvelle instance. La conteneurisation permet un déploiement de cette nouvelle instance facilement et rapidement.</text:span></text:p>
        </text:list-item>
      </text:list>
      <text:p text:style-name="P32"><text:soft-page-break/>Pour récapituler, un conteneur est une unité de déploiement logiciel qui permet de faire tourner n’importe quoi (langage, application, base de données…) sur n’importe quel type de matériel (physique ou virtualisé) et de distribution Linux.</text:p>
      <text:p text:style-name="P32"/>
      <text:p text:style-name="P32">Ces technologies permettent :</text:p>
      <text:list xml:id="list1620686111170371483" text:style-name="L5">
        <text:list-item>
          <text:p text:style-name="P45"><text:span text:style-name="T23">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45"><text:span text:style-name="T23">Aux opérationnels,</text:span> d’utiliser ces outils sur n’importe quel système UNIX, tournant sur n’importe quel cloud, ou type de machine (physique ou virtuel). Ils s’occupent du déploiement, du monitoring, de la configuration réseau.</text:p>
        </text:list-item>
      </text:list>
      <text:p text:style-name="P32"/>
      <text:p text:style-name="P32"/>
      <text:p text:style-name="P6">2.1-La conteneurisation avec Docker</text:p>
      <text:p text:style-name="P30"/>
      <text:p text:style-name="P32">Docker est <text:span text:style-name="T26">un logiciel libre automatisant le déploiement d’applications dans</text:span> de<text:span text:style-name="T28">s</text:span> conteneurs. Ça première version date du 13 mars 2013, et est encore en développement actif. Il est écrit en langage Go.</text:p>
      <text:p text:style-name="P32"/>
      <text:p text:style-name="P33">Le développement de Docker à nécessité l’utilisation d’outils existant<text:span text:style-name="T29">s</text:span> dans un environnement Linux, tel que : <text:span text:style-name="T23">LXC</text:span><text:span text:style-name="T24"> et </text:span><text:span text:style-name="T23">cgroups, noyau</text:span> <text:span text:style-name="T23">Linux</text:span>. </text:p>
      <text:p text:style-name="P33"/>
      <text:list xml:id="list8059197998421421717" text:style-name="L6">
        <text:list-item>
          <text:p text:style-name="P46">LXC est le système de conteneurisation du noyau Linux depuis la version 2.6.24. Il repose sur la notion de groupes de contrôle Linux, les <text:span text:style-name="T23">cgroups</text:span><text:span text:style-name="T20">. Chaque groupe de contrôle offre aux applications une isolation totale des ressources (processeur, mémoire, accès aux Entrées/Sorties).</text:span></text:p>
          <text:p text:style-name="P47"/>
        </text:list-item>
        <text:list-item>
          <text:p text:style-name="P46"><text:soft-page-break/><text:span text:style-name="T28">Pour le noyau, Docker accède aux capacités de virtualisation d</text:span>e <text:span text:style-name="T28">Linux, soit directement à travers la bibliothèque «</text:span><text:span text:style-name="T25"> libcontainer </text:span><text:span text:style-name="T28">» (disponible depuis Docker 0.9), soit indirectement via </text:span><text:span text:style-name="T25">libctr</text:span><text:span text:style-name="T28">, </text:span><text:span text:style-name="T25">LXC</text:span><text:span text:style-name="T28"> (Linux Containers) ou systemd-nspawn.</text:span></text:p>
        </text:list-item>
      </text:list>
      <text:p text:style-name="P33"><text:line-break/>Le fonctionnement interne de Docker, et son développement nous a parut <text:span text:style-name="T29">immense, avec beaucoup de notions compliqués d’administration système. Ce n’est pas l’objet de notre projet qui on le rappelle, porte sur les </text:span><text:span text:style-name="T30">Calcul Haute Performance dans des conteneurs. </text:span></text:p>
      <text:p text:style-name="P54"/>
      <text:p text:style-name="P34">Avant de passer à la suite, voici les commandes de bases que nous avons utilisé pour la mise en place et la manipulation d<text:span text:style-name="T34">e</text:span> conteneur<text:span text:style-name="T34">s</text:span> Docker :</text:p>
      <text:p text:style-name="P34"/>
      <text:p text:style-name="P35">Chercher une image (exemple avec l’image ubuntu):</text:p>
      <text:p text:style-name="P35"><draw:custom-shape text:anchor-type="paragraph" draw:z-index="0" draw:name="Forme1" draw:style-name="gr1" draw:text-style-name="P69" svg:width="16.294cm" svg:height="1.345cm" svg:x="0.43cm" svg:y="0.259cm"><text:p text:style-name="P68"><text:span text:style-name="T36">$ docker search ubuntu</text:span></text:p><draw:enhanced-geometry svg:viewBox="0 0 21600 21600" draw:type="rectangle" draw:enhanced-path="M 0 0 L 21600 0 21600 21600 0 21600 0 0 Z N"/></draw:custom-shape></text:p>
      <text:p text:style-name="P34"/>
      <text:p text:style-name="P35">Récupérer une image  (exemple avec l’image ubuntu):</text:p>
      <text:p text:style-name="P32"><draw:custom-shape text:anchor-type="paragraph" draw:z-index="1" draw:name="Forme1" draw:style-name="gr1" draw:text-style-name="P70" svg:width="16.294cm" svg:height="1.345cm" svg:x="0.43cm" svg:y="0.259cm"><text:p text:style-name="P68"><text:span text:style-name="T36">$ docker pull ubuntu</text:span></text:p><draw:enhanced-geometry svg:viewBox="0 0 21600 21600" draw:type="rectangle" draw:enhanced-path="M 0 0 L 21600 0 21600 21600 0 21600 0 0 Z N"/></draw:custom-shape></text:p>
      <text:p text:style-name="P32"/>
      <text:p text:style-name="P35">Voir les images récupéréés :</text:p>
      <text:p text:style-name="P35"><draw:custom-shape text:anchor-type="paragraph" draw:z-index="2" draw:name="Forme1" draw:style-name="gr1" draw:text-style-name="P70" svg:width="16.294cm" svg:height="1.345cm" svg:x="0.43cm" svg:y="0.259cm"><text:p text:style-name="P68"><text:span text:style-name="T36">$ docker images</text:span></text:p><draw:enhanced-geometry svg:viewBox="0 0 21600 21600" draw:type="rectangle" draw:enhanced-path="M 0 0 L 21600 0 21600 21600 0 21600 0 0 Z N"/></draw:custom-shape></text:p>
      <text:p text:style-name="P35"/>
      <text:p text:style-name="P35">Connaître tout les détails d’une image :</text:p>
      <text:p text:style-name="P35"><draw:custom-shape text:anchor-type="paragraph" draw:z-index="3" draw:name="Forme1" draw:style-name="gr1" draw:text-style-name="P70" svg:width="16.294cm" svg:height="1.345cm" svg:x="0.43cm" svg:y="0.259cm"><text:p text:style-name="P68"><text:span text:style-name="T36">$ docker inspect ubuntu</text:span></text:p><draw:enhanced-geometry svg:viewBox="0 0 21600 21600" draw:type="rectangle" draw:enhanced-path="M 0 0 L 21600 0 21600 21600 0 21600 0 0 Z N"/></draw:custom-shape></text:p>
      <text:p text:style-name="P35"/>
      <text:p text:style-name="P35"/>
      <text:p text:style-name="P35"/>
      <text:p text:style-name="P35"><text:soft-page-break/>Lancer un terminal à l’intérieur du conteneur : L’attribut -t permet de lancer un terminal et -i nous autorise à nous connecter en récupérant directement l’éntrée standard (STDIN) :</text:p>
      <text:p text:style-name="P35"><draw:custom-shape text:anchor-type="paragraph" draw:z-index="4" draw:name="Forme1" draw:style-name="gr1" draw:text-style-name="P70" svg:width="16.294cm" svg:height="1.345cm" svg:x="0.43cm" svg:y="0.259cm"><text:p text:style-name="P68"><text:span text:style-name="T36">$ docker run -t -i ubuntu:latest /bin/bash</text:span></text:p><draw:enhanced-geometry svg:viewBox="0 0 21600 21600" draw:type="rectangle" draw:enhanced-path="M 0 0 L 21600 0 21600 21600 0 21600 0 0 Z N"/></draw:custom-shape></text:p>
      <text:p text:style-name="P35"/>
      <text:p text:style-name="P35">Demande des informations sur tout les conteneurs en cours d’exécutions :</text:p>
      <text:p text:style-name="P35"><draw:custom-shape text:anchor-type="paragraph" draw:z-index="5" draw:name="Forme1" draw:style-name="gr1" draw:text-style-name="P70" svg:width="16.294cm" svg:height="1.345cm" svg:x="0.43cm" svg:y="0.259cm"><text:p text:style-name="P68"><text:span text:style-name="T36">$ docker ps</text:span></text:p><draw:enhanced-geometry svg:viewBox="0 0 21600 21600" draw:type="rectangle" draw:enhanced-path="M 0 0 L 21600 0 21600 21600 0 21600 0 0 Z N"/></draw:custom-shape></text:p>
      <text:p text:style-name="P35"/>
      <text:p text:style-name="P37">Nota : l’option -a de la commande ps nous permet d’afficher tous les conteneurs, y compris ceux arrêtés.</text:p>
      <text:p text:style-name="P35">Retourner la sortie standard (STDOUT) d’un conteneur donné:</text:p>
      <text:p text:style-name="P35"><draw:custom-shape text:anchor-type="paragraph" draw:z-index="6" draw:name="Forme1" draw:style-name="gr1" draw:text-style-name="P70" svg:width="16.294cm" svg:height="1.345cm" svg:x="0.43cm" svg:y="0.259cm"><text:p text:style-name="P68"><text:span text:style-name="T36">$ docker logs [nom_du_conteneur]</text:span></text:p><draw:enhanced-geometry svg:viewBox="0 0 21600 21600" draw:type="rectangle" draw:enhanced-path="M 0 0 L 21600 0 21600 21600 0 21600 0 0 Z N"/></draw:custom-shape></text:p>
      <text:p text:style-name="P35"/>
      <text:p text:style-name="P35">Mettre un conteneur en pause / relancé :</text:p>
      <text:p text:style-name="P35"><draw:custom-shape text:anchor-type="paragraph" draw:z-index="7" draw:name="Forme1" draw:style-name="gr2" draw:text-style-name="P70" svg:width="16.294cm" svg:height="1.461cm" svg:x="0.43cm" svg:y="0.259cm"><text:p text:style-name="P68"><text:span text:style-name="T36">$ docker pause [nom_du_conteneur]</text:span></text:p><text:p text:style-name="P68"><text:span text:style-name="T36">$ docker unpause [nom_du_conteneur]</text:span></text:p><draw:enhanced-geometry svg:viewBox="0 0 21600 21600" draw:type="rectangle" draw:enhanced-path="M 0 0 L 21600 0 21600 21600 0 21600 0 0 Z N"/></draw:custom-shape></text:p>
      <text:p text:style-name="P35"/>
      <text:p text:style-name="P35">Arrêter un conteneur :</text:p>
      <text:p text:style-name="P35"><draw:custom-shape text:anchor-type="paragraph" draw:z-index="8" draw:name="Forme1" draw:style-name="gr1" draw:text-style-name="P70" svg:width="16.294cm" svg:height="1.345cm" svg:x="0.43cm" svg:y="0.259cm"><text:p text:style-name="P68"><text:span text:style-name="T36">$ docker stop [nom_du_conteneur]</text:span></text:p><draw:enhanced-geometry svg:viewBox="0 0 21600 21600" draw:type="rectangle" draw:enhanced-path="M 0 0 L 21600 0 21600 21600 0 21600 0 0 Z N"/></draw:custom-shape></text:p>
      <text:p text:style-name="P35"/>
      <text:p text:style-name="P35">Démarrer un conteneur :</text:p>
      <text:p text:style-name="P35"><draw:custom-shape text:anchor-type="paragraph" draw:z-index="9" draw:name="Forme1" draw:style-name="gr1" draw:text-style-name="P70" svg:width="16.294cm" svg:height="1.345cm" svg:x="0.43cm" svg:y="0.259cm"><text:p text:style-name="P68"><text:span text:style-name="T36">$ docker start [nom_du_conteneur]</text:span></text:p><draw:enhanced-geometry svg:viewBox="0 0 21600 21600" draw:type="rectangle" draw:enhanced-path="M 0 0 L 21600 0 21600 21600 0 21600 0 0 Z N"/></draw:custom-shape></text:p>
      <text:p text:style-name="P35"/>
      <text:p text:style-name="P35">Se reconnecter à un conteneur :</text:p>
      <text:p text:style-name="P35"><draw:custom-shape text:anchor-type="paragraph" draw:z-index="10" draw:name="Forme1" draw:style-name="gr1" draw:text-style-name="P70" svg:width="16.294cm" svg:height="1.345cm" svg:x="0.43cm" svg:y="0.259cm"><text:p text:style-name="P68"><text:span text:style-name="T36">$ docker attach [nom_du_conteneur]</text:span></text:p><draw:enhanced-geometry svg:viewBox="0 0 21600 21600" draw:type="rectangle" draw:enhanced-path="M 0 0 L 21600 0 21600 21600 0 21600 0 0 Z N"/></draw:custom-shape></text:p>
      <text:p text:style-name="P35"/>
      <text:p text:style-name="P35">Renommé un conteneur :</text:p>
      <text:p text:style-name="P35"><draw:custom-shape text:anchor-type="paragraph" draw:z-index="11" draw:name="Forme1" draw:style-name="gr1" draw:text-style-name="P70" svg:width="16.294cm" svg:height="1.345cm" svg:x="0.43cm" svg:y="0.259cm"><text:p text:style-name="P68"><text:span text:style-name="T36">$ docker rename [nom_du_conteneur] [nouveau_nom]</text:span></text:p><draw:enhanced-geometry svg:viewBox="0 0 21600 21600" draw:type="rectangle" draw:enhanced-path="M 0 0 L 21600 0 21600 21600 0 21600 0 0 Z N"/></draw:custom-shape></text:p>
      <text:p text:style-name="P35"/>
      <text:p text:style-name="P35"><text:soft-page-break/>Différences apportés à l’image d’origine :</text:p>
      <text:p text:style-name="P35"><draw:custom-shape text:anchor-type="paragraph" draw:z-index="12" draw:name="Forme1" draw:style-name="gr1" draw:text-style-name="P70" svg:width="16.294cm" svg:height="1.345cm" svg:x="0.43cm" svg:y="0.259cm"><text:p text:style-name="P68"><text:span text:style-name="T36">$ docker diff [nom_du_conteneur]</text:span></text:p><draw:enhanced-geometry svg:viewBox="0 0 21600 21600" draw:type="rectangle" draw:enhanced-path="M 0 0 L 21600 0 21600 21600 0 21600 0 0 Z N"/></draw:custom-shape></text:p>
      <text:p text:style-name="P35"/>
      <text:p text:style-name="P35">Connaître l’adresse IP<text:span text:style-name="T31">v4</text:span> d’un conteneur, depuis le conteneur :</text:p>
      <text:p text:style-name="P35"><draw:custom-shape text:anchor-type="paragraph" draw:z-index="13" draw:name="Forme1" draw:style-name="gr1" draw:text-style-name="P70" svg:width="16.294cm" svg:height="1.345cm" svg:x="0.43cm" svg:y="0.259cm"><text:p text:style-name="P68"><text:span text:style-name="T36">$ ip -4 -o a show eth0</text:span></text:p><draw:enhanced-geometry svg:viewBox="0 0 21600 21600" draw:type="rectangle" draw:enhanced-path="M 0 0 L 21600 0 21600 21600 0 21600 0 0 Z N"/></draw:custom-shape></text:p>
      <text:p text:style-name="P35"/>
      <text:p text:style-name="P36">Depuis le système hôte :</text:p>
      <text:p text:style-name="P36"><draw:custom-shape text:anchor-type="paragraph" draw:z-index="14" draw:name="Forme1" draw:style-name="gr3" draw:text-style-name="P70" svg:width="20.416cm" svg:height="1.345cm" svg:x="-1.752cm" svg:y="0.15cm"><text:p text:style-name="P68"><text:span text:style-name="T36">$ docker inspect --format "{{.NetworkSettings.IPAddress}}" [nom_du_conteneur]</text:span></text:p><draw:enhanced-geometry svg:viewBox="0 0 21600 21600" draw:type="rectangle" draw:enhanced-path="M 0 0 L 21600 0 21600 21600 0 21600 0 0 Z N"/></draw:custom-shape></text:p>
      <text:p text:style-name="P36"/>
      <text:p text:style-name="P36"/>
      <text:p text:style-name="P38">Nota : Certaines commandes de Docker peuvent prendre beaucoup d’options en paramètre, il nous a paru inutile de tout lister ici. <text:span text:style-name="T34">N</text:span>ous sommes des informaticiens, la recherche de ces options est dans nos habitudes et ne pose, en général, pas de problèmes.</text:p>
      <text:p text:style-name="P38"/>
      <text:p text:style-name="P7">2.<text:span text:style-name="T31">2</text:span>-La conteneurisation avec <text:span text:style-name="T31">LXD</text:span></text:p>
      <text:p text:style-name="P48"/>
      <text:p text:style-name="P49"><text:span text:style-name="T23">LXD</text:span> est un projet fondé par <text:span text:style-name="T23">Canonical</text:span> <text:span text:style-name="T23">ltd</text:span>. LXD est une surcouche à l’outil de virtualisation Linux LXC. Ce n’est donc pas une nouvelle version d’LXC, mais bien un projet à part entière. LXC, à l’origine, c’est un système de virtualisation comme Docker qui simule un environnement d’exécution. Le souci avec LXC, c’est qu’il n’est pas aussi facile à installer et manipuler que Docker. Les développeur de Canonical ont décidé de faire encore plus simple en créant une surcouche appelée LXD.</text:p>
      <text:p text:style-name="P49">LXD est bien plus complet que LXC et propose :</text:p>
      <text:list xml:id="list4811683733494590153" text:style-name="L7">
        <text:list-item>
          <text:p text:style-name="P50">Une gestion des images. (Les modèles qui permettent de créer des conteneurs).</text:p>
        </text:list-item>
        <text:list-item>
          <text:p text:style-name="P50">Une gestion des conteneurs. (Démarrage, snapshot, annulation, etc.).</text:p>
        </text:list-item>
        <text:list-item>
          <text:p text:style-name="P50">La gestion de multiples serveur distants. (Gestion de serveurs distants et locaux).</text:p>
        </text:list-item>
        <text:list-item>
          <text:p text:style-name="P50">La migration de conteneurs en ligne. </text:p>
        </text:list-item>
      </text:list>
      <text:p text:style-name="P51"><text:soft-page-break/>LXD est nommée Hyperviseur par la société Canonical.</text:p>
      <text:p text:style-name="P51"><text:line-break/>Il comprend trois composants :</text:p>
      <text:list xml:id="list7167777633988034437" text:style-name="L8">
        <text:list-item>
          <text:p text:style-name="P52">Un démon qui fournit une API REST. Cette API REST va permettre de discuter avec les serveurs en HTTP/HTTPS et de travailler en local ou en distant.</text:p>
        </text:list-item>
        <text:list-item>
          <text:p text:style-name="P52">Un outil en ligne de commande LXC. Avec la même base de stack de commande, mais en en rajoutant d’autres.</text:p>
        </text:list-item>
        <text:list-item>
          <text:p text:style-name="P52">Un plug-in OpenStack qui va permettre d’utiliser les commandes LXC pour gérer les conteneurs.</text:p>
        </text:list-item>
      </text:list>
      <text:p text:style-name="P51"/>
      <text:p text:style-name="P53">Une différences fondamentale entre Docker et LXD est que Docker est spécialisé dans la mise en conteneurs d’applications, tandis-que LXD met l’accent sur les conteneurs système. LXD est donc plus susceptible de concurrencer les hyperviseur classique comme KVM. </text:p>
      <text:p text:style-name="P53"/>
      <text:p text:style-name="P57"><text:span text:style-name="T12">LXD puissant, léger et rapide, permet de conteneuriser tout un environnement système. Pour offrir une expérience utilisateur similaire à celle des machines virtuelles, Ubuntu intègre LXD avec OpenStack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32">LXD est parfois nommé «</text:span><text:bookmark text:name="result_box"/><text:span text:style-name="T33">lightervisor</text:span><text:span text:style-name="T32">».</text:span><text:span text:style-name="T13"> </text:span></text:p>
      <text:p text:style-name="P57"><text:span text:style-name="T13"/></text:p>
      <text:p text:style-name="P61"><text:span text:style-name="T13">C’</text:span><text:span text:style-name="T11">en est fini pour l’aspect théorique. Voyons maintenant, </text:span><text:span text:style-name="T14">l’installation</text:span><text:span text:style-name="T11">, les </text:span><text:span text:style-name="T14">premières</text:span><text:span text:style-name="T11"> </text:span><text:span text:style-name="T14">commandes</text:span><text:span text:style-name="T11"> utiles et </text:span><text:span text:style-name="T14">quelques</text:span><text:span text:style-name="T11"> </text:span><text:span text:style-name="T14">subtilités </text:span><text:span text:style-name="T11">:</text:span></text:p>
      <text:p text:style-name="P61"><text:span text:style-name="T11"/></text:p>
      <text:p text:style-name="P62"><text:span text:style-name="T16">L’installation</text:span></text:p>
      <text:p text:style-name="P56"><text:span text:style-name="T18">Nota :Toutes nos expérimentations ont été réalisés avec Ubuntu 16.04 LTS.</text:span></text:p>
      <text:p text:style-name="P56"><text:span text:style-name="T18"/></text:p>
      <text:p text:style-name="P56"><text:soft-page-break/><text:span text:style-name="T18"/></text:p>
      <text:p text:style-name="P63"><text:span text:style-name="T17">7-Sources</text:span></text:p>
      <text:p text:style-name="P58"><text:span text:style-name="T16"/></text:p>
      <text:list xml:id="list7545872869186714678" text:style-name="L9">
        <text:list-item>
          <text:p text:style-name="P59"><text:a xlink:type="simple" xlink:href="https://www.itcentralstation.com/products/comparisons/canonical-lxd_vs_docker" text:style-name="Internet_20_link" text:visited-style-name="Visited_20_Internet_20_Link"><text:span text:style-name="T16">https://www.itcentralstation.com/products/comparisons/canonical-lxd_vs_docker</text:span></text:a></text:p>
        </text:list-item>
        <text:list-item>
          <text:p text:style-name="P59"><text:a xlink:type="simple" xlink:href="https://oliverveits.wordpress.com/2016/09/11/lxd-vs-docker-or-getting-started-with-lxd-containers/" text:style-name="Internet_20_link" text:visited-style-name="Visited_20_Internet_20_Link"><text:span text:style-name="T16">https://oliverveits.wordpress.com/2016/09/11/lxd-vs-docker-or-getting-started-with-lxd-containers/</text:span></text:a></text:p>
        </text:list-item>
        <text:list-item>
          <text:p text:style-name="P59"><text:a xlink:type="simple" xlink:href="http://bioinfo-fr.net/la-magie-de-lxd" text:style-name="Internet_20_link" text:visited-style-name="Visited_20_Internet_20_Link"><text:span text:style-name="T16">http://bioinfo-fr.net/la-magie-de-lxd</text:span></text:a></text:p>
        </text:list-item>
        <text:list-item>
          <text:p text:style-name="P59"><text:a xlink:type="simple" xlink:href="http://unix.stackexchange.com/questions/254956/what-is-the-difference-between-docker-lxd-and-lxc" text:style-name="Internet_20_link" text:visited-style-name="Visited_20_Internet_20_Link"><text:span text:style-name="T16">http://unix.stackexchange.com/questions/254956/what-is-the-difference-between-docker-lxd-and-lxc</text:span></text:a></text:p>
        </text:list-item>
        <text:list-item>
          <text:p text:style-name="P59"><text:a xlink:type="simple" xlink:href="http://www.zdnet.fr/actualites/ubuntu-1610-le-linux-du-cloud-et-des-conteneurs-arrive-39843330.htm" text:style-name="Internet_20_link" text:visited-style-name="Visited_20_Internet_20_Link"><text:span text:style-name="T16">http://www.zdnet.fr/actualites/ubuntu-1610-le-linux-du-cloud-et-des-conteneurs-arrive-39843330.htm</text:span></text:a></text:p>
        </text:list-item>
        <text:list-item>
          <text:p text:style-name="P59"><text:a xlink:type="simple" xlink:href="https://www.infoq.com/fr/articles/docker-sous-le-capot" text:style-name="Internet_20_link" text:visited-style-name="Visited_20_Internet_20_Link"><text:span text:style-name="T16">https://www.infoq.com/fr/articles/docker-sous-le-capot</text:span></text:a></text:p>
        </text:list-item>
        <text:list-item>
          <text:p text:style-name="P59"><text:a xlink:type="simple" xlink:href="https://fr.wikipedia.org/wiki/Docker_%28logiciel%29" text:style-name="Internet_20_link" text:visited-style-name="Visited_20_Internet_20_Link"><text:span text:style-name="T16">https://fr.wikipedia.org/wiki/Docker_%28logiciel%29</text:span></text:a></text:p>
        </text:list-item>
        <text:list-item>
          <text:p text:style-name="P60"><text:a xlink:type="simple" xlink:href="https://www.canonical.com/" text:style-name="Internet_20_link" text:visited-style-name="Visited_20_Internet_20_Link"><text:span text:style-name="T16">https://www.canonical.com/</text:span></text:a></text:p>
        </text:list-item>
        <text:list-item>
          <text:p text:style-name="P60"><text:a xlink:type="simple" xlink:href="https://fr.wikipedia.org/wiki/Hyperviseur" text:style-name="Internet_20_link" text:visited-style-name="Visited_20_Internet_20_Link"><text:span text:style-name="T16">https://fr.wikipedia.org/wiki/Hyperviseur</text:span></text:a></text:p>
        </text:list-item>
        <text:list-item>
          <text:p text:style-name="P60"><text:a xlink:type="simple" xlink:href="http://blog.pilotsystems.net/2012/septembre/les-api-rest" text:style-name="Internet_20_link" text:visited-style-name="Visited_20_Internet_20_Link"><text:span text:style-name="T16">http://blog.pilotsystems.net/2012/septembre/les-api-rest</text:span></text:a></text:p>
        </text:list-item>
        <text:list-item>
          <text:p text:style-name="P60"><text:a xlink:type="simple" xlink:href="http://blog.securite.free.fr/index.php/mac-dac-rbac-on-parle-de-controle-dacces" text:style-name="Internet_20_link" text:visited-style-name="Visited_20_Internet_20_Link"><text:span text:style-name="T16">http://blog.securite.free.fr/index.php/mac-dac-rbac-on-parle-de-controle-dacces</text:span></text:a></text:p>
        </text:list-item>
        <text:list-item>
          <text:p text:style-name="P60"><text:a xlink:type="simple" xlink:href="https://blogs.msdn.microsoft.com/stephgou/2015/05/11/clusters-de-containers-docker/" text:style-name="Internet_20_link" text:visited-style-name="Visited_20_Internet_20_Link"><text:span text:style-name="T16">https://blogs.msdn.microsoft.com/stephgou/2015/05/11/clusters-de-containers-docker/</text:span></text:a></text:p>
        </text:list-item>
        <text:list-item>
          <text:p text:style-name="P60"><text:a xlink:type="simple" xlink:href="https://www.youtube.com/watch?v=kXnMHZym86Q" text:style-name="Internet_20_link" text:visited-style-name="Visited_20_Internet_20_Link"><text:span text:style-name="T16">https://www.youtube.com/watch?v=kXnMHZym86Q</text:span></text:a></text:p>
        </text:list-item>
        <text:list-item>
          <text:p text:style-name="P60"><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7T14:04:55.935481248</dc:date>
    <meta:editing-duration>PT21H40M19S</meta:editing-duration>
    <meta:editing-cycles>10</meta:editing-cycles>
    <meta:generator>LibreOffice/5.1.6.2$Linux_X86_64 LibreOffice_project/10m0$Build-2</meta:generator>
    <meta:document-statistic meta:table-count="0" meta:image-count="0" meta:object-count="0" meta:page-count="11" meta:paragraph-count="116" meta:word-count="1392" meta:character-count="9862" meta:non-whitespace-character-count="8584"/>
  </office:meta>
</office:document-meta>
</file>